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2-2014</text:span></text:span></text:p>
      <text:p text:style-name="P14">ACTA DE INICIO DE PROCEDIMIENTO</text:p>
      <text:p text:style-name="P15"/>
      <text:p text:style-name="P16"><text:span text:style-name="T17">Siendo las (hora),del día venticinco (25)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2-2014</text:span><text:span text:style-name="T18"> </text:span><text:span text:style-name="T17">para la adquisición de </text:span><text:span text:style-name="T19">- 2 ALMOHADILLAS PARA SELLOS
<text:line-break/>- 30 ARCHICOMODOS
<text:line-break/>- 2 BORRADORES DE PIZARRA ACRILICAS
<text:line-break/>- 12 CALCULADORA
<text:line-break/>- 30 CARPETA LOMO ANCHO CARTA
<text:line-break/>- 150 CARPETAS MARRONES CARTA
<text:line-break/>- 150 CARPETAS MARRONES OFICIO
<text:line-break/>- 300 CARTULINA OPALINA TAMAÑO CARTA
<text:line-break/>- 100 CD
<text:line-break/>- 2 CHINCHETAS DE COLORES
<text:line-break/>- 30 CINTA ADHESIVA TRANSPARENTE 12 MILIMETRO
<text:line-break/>- 10 CLIPS MARIPOSA N°01
<text:line-break/>- 12 CUADERNOS EMPASTADOS GRANDES
<text:line-break/>- 10 CUENTA FACIL
<text:line-break/>- 5 ENGRAPADORAS
<text:line-break/>- 1000 GANCHOS PARA CARPETAS
<text:line-break/>- 1 GUILLOTINA
<text:line-break/>- 300 LAPICES DE GRAFITO NÂ°02
<text:line-break/>- 36 MARCADORES NEGROS
<text:line-break/>- 1 PAPEL FORMA CONTINUA 9 1/2 X 5 1/2 (II PARTE)
<text:line-break/>- 50 PAPEL FOTOCOPIA TAMAÑO CARTA
<text:line-break/>- 24 PEGAMENTO EN  BARRA  40 GRS
<text:line-break/>- 5 PORTA LAPÍZ
<text:line-break/>- 7 REGLAS DE 30CM
<text:line-break/>- 5 SACA GRAPA
<text:line-break/>- 40 SEPARADORES DE CARTULINA
<text:line-break/>- 100 SOBRE MANILA TIPO OFICIO 25 X 35
<text:line-break/>- 5 TIJERAS
<text:line-break/>- 10 TIRRO Nº 1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 ALMOHADILLAS PARA SELLOS
<text:line-break/>- 30 ARCHICOMODOS
<text:line-break/>- 2 BORRADORES DE PIZARRA ACRILICAS
<text:line-break/>- 12 CALCULADORA
<text:line-break/>- 30 CARPETA LOMO ANCHO CARTA
<text:line-break/>- 150 CARPETAS MARRONES CARTA
<text:line-break/>- 150 CARPETAS MARRONES OFICIO
<text:line-break/>- 300 CARTULINA OPALINA TAMAÑO CARTA
<text:line-break/>- 100 CD
<text:line-break/>- 2 CHINCHETAS DE COLORES
<text:line-break/>- 30 CINTA ADHESIVA TRANSPARENTE 12 MILIMETRO
<text:line-break/>- 10 CLIPS MARIPOSA N°01
<text:line-break/>- 12 CUADERNOS EMPASTADOS GRANDES
<text:line-break/>- 10 CUENTA FACIL
<text:line-break/>- 5 ENGRAPADORAS
<text:line-break/>- 1000 GANCHOS PARA CARPETAS
<text:line-break/>- 1 GUILLOTINA
<text:line-break/>- 300 LAPICES DE GRAFITO NÂ°02
<text:line-break/>- 36 MARCADORES NEGROS
<text:line-break/>- 1 PAPEL FORMA CONTINUA 9 1/2 X 5 1/2 (II PARTE)
<text:line-break/>- 50 PAPEL FOTOCOPIA TAMAÑO CARTA
<text:line-break/>- 24 PEGAMENTO EN  BARRA  40 GRS
<text:line-break/>- 5 PORTA LAPÍZ
<text:line-break/>- 7 REGLAS DE 30CM
<text:line-break/>- 5 SACA GRAPA
<text:line-break/>- 40 SEPARADORES DE CARTULINA
<text:line-break/>- 100 SOBRE MANILA TIPO OFICIO 25 X 35
<text:line-break/>- 5 TIJERAS
<text:line-break/>- 10 TIRRO Nº 1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 ALMOHADILLAS PARA SELLOS
<text:line-break/>- 30 ARCHICOMODOS
<text:line-break/>- 2 BORRADORES DE PIZARRA ACRILICAS
<text:line-break/>- 12 CALCULADORA
<text:line-break/>- 30 CARPETA LOMO ANCHO CARTA
<text:line-break/>- 150 CARPETAS MARRONES CARTA
<text:line-break/>- 150 CARPETAS MARRONES OFICIO
<text:line-break/>- 300 CARTULINA OPALINA TAMAÑO CARTA
<text:line-break/>- 100 CD
<text:line-break/>- 2 CHINCHETAS DE COLORES
<text:line-break/>- 30 CINTA ADHESIVA TRANSPARENTE 12 MILIMETRO
<text:line-break/>- 10 CLIPS MARIPOSA N°01
<text:line-break/>- 12 CUADERNOS EMPASTADOS GRANDES
<text:line-break/>- 10 CUENTA FACIL
<text:line-break/>- 5 ENGRAPADORAS
<text:line-break/>- 1000 GANCHOS PARA CARPETAS
<text:line-break/>- 1 GUILLOTINA
<text:line-break/>- 300 LAPICES DE GRAFITO NÂ°02
<text:line-break/>- 36 MARCADORES NEGROS
<text:line-break/>- 1 PAPEL FORMA CONTINUA 9 1/2 X 5 1/2 (II PARTE)
<text:line-break/>- 50 PAPEL FOTOCOPIA TAMAÑO CARTA
<text:line-break/>- 24 PEGAMENTO EN  BARRA  40 GRS
<text:line-break/>- 5 PORTA LAPÍZ
<text:line-break/>- 7 REGLAS DE 30CM
<text:line-break/>- 5 SACA GRAPA
<text:line-break/>- 40 SEPARADORES DE CARTULINA
<text:line-break/>- 100 SOBRE MANILA TIPO OFICIO 25 X 35
<text:line-break/>- 5 TIJERAS
<text:line-break/>- 10 TIRRO Nº 1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